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fill="none" loext:fill-use-slide-background="false" draw:opacity="18%" draw:opacity-name="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svg:stroke-color="#333333" svg:stroke-opacity="100%" draw:fill="none" loext:fill-use-slide-background="false" draw:opacity="18%" draw:opacity-name="" draw:textarea-horizontal-align="justify" draw:textarea-vertical-align="middle" draw:auto-grow-height="false" fo:min-height="1.75cm" fo:min-width="1.5cm"/>
      <style:paragraph-properties style:writing-mode="lr-tb"/>
    </style:style>
    <style:style style:name="gr3" style:family="graphic" style:parent-style-name="standard">
      <style:graphic-properties svg:stroke-color="#333333" svg:stroke-opacity="80%" draw:fill="none" loext:fill-use-slide-background="false" draw:opacity="18%" draw:opacity-name="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stroke="none" draw:fill="none" fo:min-height="1.0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="none" draw:opacity="18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style:paragraph-properties fo:margin-top="0.049cm" fo:margin-bottom="0cm"/>
      <style:text-properties fo:font-size="5pt" style:font-size-asian="5pt" style:font-size-complex="5pt"/>
    </style:style>
    <style:style style:name="P7" style:family="paragraph">
      <loext:graphic-properties draw:fill="none" draw:fill-color="#ffffff"/>
      <style:paragraph-properties fo:margin-top="0.049cm" fo:margin-bottom="0cm"/>
      <style:text-properties fo:font-size="5pt" style:font-size-asian="5pt" style:font-size-complex="5pt"/>
    </style:style>
    <style:style style:name="P8" style:family="paragraph">
      <style:paragraph-properties fo:margin-top="0.049cm" fo:margin-bottom="0cm"/>
      <style:text-properties fo:font-size="3pt" style:font-size-asian="6pt" style:font-size-complex="6pt"/>
    </style:style>
    <style:style style:name="P9" style:family="paragraph">
      <loext:graphic-properties draw:fill="none" draw:fill-color="#ffffff"/>
      <style:paragraph-properties fo:margin-top="0.049cm" fo:margin-bottom="0cm"/>
      <style:text-properties fo:font-size="3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cm" svg:y="1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3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cm" svg:height="1.319cm" svg:x="1.05cm" svg:y="1cm">
          <draw:text-box>
            <text:p text:style-name="P3"><text:span text:style-name="T1">MAX3232</text:span><text:span text:style-name="T1"><text:line-break/></text:span><text:span text:style-name="T1"> <text:s text:c="3"/>TTL</text:span></text:p>
          </draw:text-box>
        </draw:frame>
        <draw:frame draw:style-name="gr5" draw:text-style-name="P5" draw:layer="layout" svg:width="1.9cm" svg:height="0.963cm" svg:x="3.05cm" svg:y="1cm">
          <draw:text-box>
            <text:p text:style-name="P3"><text:span text:style-name="T1">MAX3232</text:span></text:p>
            <text:p text:style-name="P3"><text:span text:style-name="T1"><text:s text:c="2"/></text:span><text:span text:style-name="T1">RS-232</text:span></text:p>
          </draw:text-box>
        </draw:frame>
        <draw:frame draw:style-name="gr6" draw:text-style-name="P7" draw:layer="layout" svg:width="1.274cm" svg:height="1.69cm" draw:transform="rotate (1.5707963267949) translate (1.175cm 3.074cm)">
          <draw:text-box>
            <text:p text:style-name="P6"><text:span text:style-name="T2">+ 3V / 5V</text:span></text:p>
            <text:p text:style-name="P6"><text:span text:style-name="T2">R2 OUT</text:span></text:p>
            <text:p text:style-name="P6"><text:span text:style-name="T2">T2 IN</text:span></text:p>
            <text:p text:style-name="P6"><text:span text:style-name="T2">T1 IN</text:span></text:p>
            <text:p text:style-name="P6"><text:span text:style-name="T2">- GND</text:span></text:p>
            <text:p text:style-name="P6"><text:span text:style-name="T2">R1 OUT</text:span></text:p>
          </draw:text-box>
        </draw:frame>
        <draw:frame draw:style-name="gr7" draw:text-style-name="P9" draw:layer="layout" svg:width="1.277cm" svg:height="1.69cm" draw:transform="rotate (1.5707963267949) translate (3.175cm 3.077cm)">
          <draw:text-box>
            <text:p text:style-name="P8"><text:span text:style-name="T2">R1 IN</text:span></text:p>
            <text:p text:style-name="P8"><text:span text:style-name="T2">- GND</text:span></text:p>
            <text:p text:style-name="P8"><text:span text:style-name="T2">T1 OUT</text:span></text:p>
            <text:p text:style-name="P8"><text:span text:style-name="T2">T2 OUT</text:span></text:p>
            <text:p text:style-name="P8"><text:span text:style-name="T2">R2 IN</text:span></text:p>
            <text:p text:style-name="P8"><text:span text:style-name="T2"/></text:p>
          </draw:text-box>
        </draw:frame>
        <draw:custom-shape draw:style-name="gr1" draw:text-style-name="P1" draw:layer="layout" svg:width="2cm" svg:height="2cm" svg:x="1cm" svg:y="3.2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cm" svg:y="3.2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3cm" svg:y="3.22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cm" svg:height="1.319cm" svg:x="1.05cm" svg:y="3.222cm">
          <draw:text-box>
            <text:p text:style-name="P3"><text:span text:style-name="T1">MAX3232</text:span><text:span text:style-name="T1"><text:line-break/></text:span><text:span text:style-name="T1"> <text:s text:c="3"/>TTL</text:span></text:p>
          </draw:text-box>
        </draw:frame>
        <draw:frame draw:style-name="gr5" draw:text-style-name="P5" draw:layer="layout" svg:width="1.9cm" svg:height="0.963cm" svg:x="3.05cm" svg:y="3.222cm">
          <draw:text-box>
            <text:p text:style-name="P3"><text:span text:style-name="T1">MAX3232</text:span></text:p>
            <text:p text:style-name="P3"><text:span text:style-name="T1"><text:s text:c="2"/></text:span><text:span text:style-name="T1">RS-232</text:span></text:p>
          </draw:text-box>
        </draw:frame>
        <draw:frame draw:style-name="gr6" draw:text-style-name="P7" draw:layer="layout" svg:width="1.274cm" svg:height="1.69cm" draw:transform="rotate (1.5707963267949) translate (1.175cm 5.296cm)">
          <draw:text-box>
            <text:p text:style-name="P6"><text:span text:style-name="T2">+ 3V / 5V</text:span></text:p>
            <text:p text:style-name="P6"><text:span text:style-name="T2">R2 OUT</text:span></text:p>
            <text:p text:style-name="P6"><text:span text:style-name="T2">T2 IN</text:span></text:p>
            <text:p text:style-name="P6"><text:span text:style-name="T2">T1 IN</text:span></text:p>
            <text:p text:style-name="P6"><text:span text:style-name="T2">- GND</text:span></text:p>
            <text:p text:style-name="P6"><text:span text:style-name="T2">R1 OUT</text:span></text:p>
          </draw:text-box>
        </draw:frame>
        <draw:frame draw:style-name="gr7" draw:text-style-name="P9" draw:layer="layout" svg:width="1.277cm" svg:height="1.69cm" draw:transform="rotate (1.5707963267949) translate (3.175cm 5.299cm)">
          <draw:text-box>
            <text:p text:style-name="P8"><text:span text:style-name="T2">R1 IN</text:span></text:p>
            <text:p text:style-name="P8"><text:span text:style-name="T2">- GND</text:span></text:p>
            <text:p text:style-name="P8"><text:span text:style-name="T2">T1 OUT</text:span></text:p>
            <text:p text:style-name="P8"><text:span text:style-name="T2">T2 OUT</text:span></text:p>
            <text:p text:style-name="P8"><text:span text:style-name="T2">R2 IN</text:span></text:p>
            <text:p text:style-name="P8"><text:span text:style-name="T2"/></text:p>
          </draw:text-box>
        </draw:frame>
        <draw:custom-shape draw:style-name="gr1" draw:text-style-name="P1" draw:layer="layout" svg:width="2cm" svg:height="2cm" svg:x="1cm" svg:y="5.2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3cm" svg:y="5.27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cm" svg:height="1.319cm" svg:x="1.05cm" svg:y="5.273cm">
          <draw:text-box>
            <text:p text:style-name="P3"><text:span text:style-name="T1">MAX3232</text:span><text:span text:style-name="T1"><text:line-break/></text:span><text:span text:style-name="T1"> <text:s text:c="3"/>TTL</text:span></text:p>
          </draw:text-box>
        </draw:frame>
        <draw:frame draw:style-name="gr5" draw:text-style-name="P5" draw:layer="layout" svg:width="1.9cm" svg:height="0.963cm" svg:x="3.05cm" svg:y="5.273cm">
          <draw:text-box>
            <text:p text:style-name="P3"><text:span text:style-name="T1">MAX3232</text:span></text:p>
            <text:p text:style-name="P3"><text:span text:style-name="T1"><text:s text:c="2"/></text:span><text:span text:style-name="T1">RS-232</text:span></text:p>
          </draw:text-box>
        </draw:frame>
        <draw:frame draw:style-name="gr6" draw:text-style-name="P7" draw:layer="layout" svg:width="1.274cm" svg:height="1.69cm" draw:transform="rotate (1.5707963267949) translate (1.175cm 7.347cm)">
          <draw:text-box>
            <text:p text:style-name="P6"><text:span text:style-name="T2">+ 3V / 5V</text:span></text:p>
            <text:p text:style-name="P6"><text:span text:style-name="T2">R2 OUT</text:span></text:p>
            <text:p text:style-name="P6"><text:span text:style-name="T2">T2 IN</text:span></text:p>
            <text:p text:style-name="P6"><text:span text:style-name="T2">T1 IN</text:span></text:p>
            <text:p text:style-name="P6"><text:span text:style-name="T2">- GND</text:span></text:p>
            <text:p text:style-name="P6"><text:span text:style-name="T2">R1 OUT</text:span></text:p>
          </draw:text-box>
        </draw:frame>
        <draw:frame draw:style-name="gr7" draw:text-style-name="P9" draw:layer="layout" svg:width="1.277cm" svg:height="1.69cm" draw:transform="rotate (1.5707963267949) translate (3.175cm 7.35cm)">
          <draw:text-box>
            <text:p text:style-name="P8"><text:span text:style-name="T2">R1 IN</text:span></text:p>
            <text:p text:style-name="P8"><text:span text:style-name="T2">- GND</text:span></text:p>
            <text:p text:style-name="P8"><text:span text:style-name="T2">T1 OUT</text:span></text:p>
            <text:p text:style-name="P8"><text:span text:style-name="T2">T2 OUT</text:span></text:p>
            <text:p text:style-name="P8"><text:span text:style-name="T2">R2 IN</text:span></text:p>
            <text:p text:style-name="P8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8T08:14:59.928000000</meta:creation-date>
    <dc:date>2023-03-03T07:34:47.912000000</dc:date>
    <meta:editing-duration>P2DT23H19M47S</meta:editing-duration>
    <meta:editing-cycles>4</meta:editing-cycles>
    <meta:generator>LibreOffice/7.5.0.3$Windows_X86_64 LibreOffice_project/c21113d003cd3efa8c53188764377a8272d9d6de</meta:generator>
    <meta:document-statistic meta:object-count="21"/>
  </office:meta>
</office:document-meta>
</file>